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1" svg:font-family="Consolas, 'Liberation Mono', Menlo, Courier, monospace"/>
    <style:font-face style:name="sans-serif" svg:font-family="sans-serif"/>
    <style:font-face style:name="Arial1" svg:font-family="Arial" style:font-family-generic="swiss"/>
    <style:font-face style:name="Consolas2" svg:font-family="Consolas" style:font-family-generic="modern" style:font-pitch="fixed"/>
    <style:font-face style:name="Consolas" svg:font-family="Consolas, 'Liberation Sans'" style:font-family-generic="modern" style:font-pitch="fixed"/>
    <style:font-face style:name="Consolas3" svg:font-family="Consolas, 'Liberation Serif'" style:font-family-generic="modern" style:font-pitch="fixed"/>
    <style:font-face style:name="Consolas4" svg:font-family="Consolas, 'Liberation sans'"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SimSun" svg:font-family="NSimSun" style:font-family-generic="modern" style:font-pitch="fixed"/>
    <style:font-face style:name="consolas" svg:font-family="consolas, '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8.796cm" fo:margin-left="0.032cm" table:align="left"/>
    </style:style>
    <style:style style:name="Tableau1.A" style:family="table-column">
      <style:table-column-properties style:column-width="9.511cm"/>
    </style:style>
    <style:style style:name="Tableau1.B" style:family="table-column">
      <style:table-column-properties style:column-width="9.285cm"/>
    </style:style>
    <style:style style:name="Tableau1.A1" style:family="table-cell">
      <style:table-cell-properties fo:padding="0.097cm" fo:border="none"/>
    </style:style>
    <style:style style:name="Tableau2" style:family="table">
      <style:table-properties style:width="18.796cm" fo:margin-left="0.032cm" table:align="left"/>
    </style:style>
    <style:style style:name="Tableau2.A" style:family="table-column">
      <style:table-column-properties style:column-width="9.511cm"/>
    </style:style>
    <style:style style:name="Tableau2.B" style:family="table-column">
      <style:table-column-properties style:column-width="9.285cm"/>
    </style:style>
    <style:style style:name="Tableau2.A1" style:family="table-cell">
      <style:table-cell-properties fo:padding="0.097cm" fo:border="none"/>
    </style:style>
    <style:style style:name="P1" style:family="paragraph" style:parent-style-name="Header">
      <style:text-properties officeooo:rsid="00193384" officeooo:paragraph-rsid="00193384"/>
    </style:style>
    <style:style style:name="P2" style:family="paragraph" style:parent-style-name="Footer">
      <style:text-properties officeooo:rsid="00133c75" officeooo:paragraph-rsid="00133c75"/>
    </style:style>
    <style:style style:name="P3" style:family="paragraph" style:parent-style-name="Standard">
      <style:text-properties officeooo:paragraph-rsid="000adafc"/>
    </style:style>
    <style:style style:name="P4" style:family="paragraph" style:parent-style-name="Text_20_body">
      <style:text-properties officeooo:rsid="0003eba5"/>
    </style:style>
    <style:style style:name="P5" style:family="paragraph" style:parent-style-name="Text_20_body">
      <style:text-properties officeooo:rsid="0003eba5" officeooo:paragraph-rsid="0003eba5"/>
    </style:style>
    <style:style style:name="P6" style:family="paragraph" style:parent-style-name="Text_20_body">
      <style:text-properties officeooo:rsid="0003eba5" officeooo:paragraph-rsid="000adafc"/>
    </style:style>
    <style:style style:name="P7" style:family="paragraph" style:parent-style-name="Text_20_body">
      <style:text-properties officeooo:rsid="00206834" officeooo:paragraph-rsid="00206834"/>
    </style:style>
    <style:style style:name="P8" style:family="paragraph" style:parent-style-name="Text_20_body">
      <style:text-properties officeooo:rsid="00247845" officeooo:paragraph-rsid="00247845"/>
    </style:style>
    <style:style style:name="P9" style:family="paragraph" style:parent-style-name="Text_20_body">
      <style:text-properties officeooo:rsid="00256fee" officeooo:paragraph-rsid="00256fee"/>
    </style:style>
    <style:style style:name="P10" style:family="paragraph" style:parent-style-name="Text_20_body">
      <style:text-properties officeooo:rsid="0026d3bb" officeooo:paragraph-rsid="042b554b"/>
    </style:style>
    <style:style style:name="P11" style:family="paragraph" style:parent-style-name="Text_20_body">
      <style:text-properties officeooo:rsid="00272932" officeooo:paragraph-rsid="00272932"/>
    </style:style>
    <style:style style:name="P12" style:family="paragraph" style:parent-style-name="Text_20_body">
      <style:text-properties officeooo:rsid="00272932" officeooo:paragraph-rsid="042b554b"/>
    </style:style>
    <style:style style:name="P13" style:family="paragraph" style:parent-style-name="Text_20_body">
      <style:text-properties fo:font-size="18.2000007629395pt" fo:font-weight="bold" style:font-size-asian="18.2000007629395pt" style:font-weight-asian="bold" style:font-size-complex="18.2000007629395pt" style:font-weight-complex="bold"/>
    </style:style>
    <style:style style:name="P14" style:family="paragraph" style:parent-style-name="Text_20_body">
      <style:paragraph-properties>
        <style:tab-stops>
          <style:tab-stop style:position="2.501cm"/>
        </style:tab-stops>
      </style:paragraph-properties>
      <style:text-properties officeooo:rsid="0406cc6e" officeooo:paragraph-rsid="0406cc6e"/>
    </style:style>
    <style:style style:name="P15" style:family="paragraph" style:parent-style-name="Subtitle">
      <style:text-properties officeooo:rsid="0009a585" officeooo:paragraph-rsid="0009a585"/>
    </style:style>
    <style:style style:name="P16" style:family="paragraph" style:parent-style-name="Subtitle">
      <style:text-properties officeooo:rsid="000adafc" officeooo:paragraph-rsid="000adafc"/>
    </style:style>
    <style:style style:name="P17" style:family="paragraph" style:parent-style-name="Subtitle">
      <style:text-properties officeooo:paragraph-rsid="000adafc"/>
    </style:style>
    <style:style style:name="P18" style:family="paragraph" style:parent-style-name="Text_20_body">
      <style:paragraph-properties fo:break-before="page"/>
    </style:style>
    <style:style style:name="P19" style:family="paragraph" style:parent-style-name="Text_20_body">
      <style:paragraph-properties fo:break-before="page"/>
      <style:text-properties fo:font-size="18.2000007629395pt" fo:font-weight="bold" style:font-size-asian="18.2000007629395pt" style:font-weight-asian="bold" style:font-size-complex="18.2000007629395pt" style:font-weight-complex="bold"/>
    </style:style>
    <style:style style:name="P20" style:family="paragraph" style:parent-style-name="Contents_20_1">
      <style:paragraph-properties>
        <style:tab-stops>
          <style:tab-stop style:position="17cm" style:type="right" style:leader-style="dotted" style:leader-text="."/>
        </style:tab-stops>
      </style:paragraph-properties>
    </style:style>
    <style:style style:name="P21" style:family="paragraph" style:parent-style-name="Heading_20_1" style:list-style-name="">
      <style:text-properties officeooo:rsid="04025a31" officeooo:paragraph-rsid="04025a31"/>
    </style:style>
    <style:style style:name="P22" style:family="paragraph" style:parent-style-name="Heading_20_1">
      <style:paragraph-properties fo:break-before="page"/>
    </style:style>
    <style:style style:name="P23" style:family="paragraph" style:parent-style-name="Heading_20_1" style:list-style-name="">
      <style:paragraph-properties fo:break-before="page"/>
      <style:text-properties officeooo:rsid="04025a31" officeooo:paragraph-rsid="04025a31"/>
    </style:style>
    <style:style style:name="P24" style:family="paragraph" style:parent-style-name="Heading_20_1" style:list-style-name="">
      <style:paragraph-properties fo:break-before="page"/>
      <style:text-properties officeooo:rsid="04a97eab" officeooo:paragraph-rsid="04a97eab"/>
    </style:style>
    <style:style style:name="P25" style:family="paragraph" style:parent-style-name="Heading_20_1" style:list-style-name="">
      <style:paragraph-properties fo:break-before="page"/>
      <style:text-properties officeooo:rsid="04b0863b" officeooo:paragraph-rsid="04b0863b"/>
    </style:style>
    <style:style style:name="P26" style:family="paragraph" style:parent-style-name="Title" style:master-page-name="First_20_Page">
      <style:paragraph-properties style:page-number="auto"/>
      <style:text-properties officeooo:rsid="04a1f18c" officeooo:paragraph-rsid="04a1f18c"/>
    </style:style>
    <style:style style:name="P27" style:family="paragraph" style:parent-style-name="Subtitle">
      <style:text-properties officeooo:rsid="04a1f18c" officeooo:paragraph-rsid="04a1f18c"/>
    </style:style>
    <style:style style:name="P28" style:family="paragraph" style:parent-style-name="Contents_20_2">
      <style:paragraph-properties>
        <style:tab-stops>
          <style:tab-stop style:position="16.501cm" style:type="right" style:leader-style="dotted" style:leader-text="."/>
        </style:tab-stops>
      </style:paragraph-properties>
    </style:style>
    <style:style style:name="P29" style:family="paragraph" style:parent-style-name="Standard" style:list-style-name="L6">
      <style:text-properties officeooo:paragraph-rsid="04aea4e5"/>
    </style:style>
    <style:style style:name="P30" style:family="paragraph" style:parent-style-name="Text_20_body">
      <style:text-properties officeooo:rsid="0075b2b0"/>
    </style:style>
    <style:style style:name="P31" style:family="paragraph" style:parent-style-name="Text_20_body">
      <style:text-properties officeooo:rsid="04aea4e5" officeooo:paragraph-rsid="04aea4e5"/>
    </style:style>
    <style:style style:name="P32" style:family="paragraph" style:parent-style-name="Text_20_body">
      <style:text-properties officeooo:rsid="04b5e5ce" officeooo:paragraph-rsid="04b5e5ce"/>
    </style:style>
    <style:style style:name="P33" style:family="paragraph" style:parent-style-name="Text_20_body">
      <style:text-properties officeooo:rsid="04b639ee" officeooo:paragraph-rsid="04b639ee"/>
    </style:style>
    <style:style style:name="P34" style:family="paragraph" style:parent-style-name="Text_20_body">
      <style:text-properties style:text-underline-style="solid" style:text-underline-width="auto" style:text-underline-color="font-color" officeooo:rsid="04b74a13" officeooo:paragraph-rsid="04b74a13"/>
    </style:style>
    <style:style style:name="P35" style:family="paragraph" style:parent-style-name="Text_20_body">
      <style:text-properties officeooo:rsid="04b86791" officeooo:paragraph-rsid="04b86791"/>
    </style:style>
    <style:style style:name="P36" style:family="paragraph" style:parent-style-name="Text_20_body" style:list-style-name="L7">
      <style:text-properties officeooo:rsid="04bd5981" officeooo:paragraph-rsid="04bd5981"/>
    </style:style>
    <style:style style:name="P37" style:family="paragraph" style:parent-style-name="Text_20_body" style:list-style-name="L7">
      <style:text-properties officeooo:rsid="04bd8d00" officeooo:paragraph-rsid="04bd8d00"/>
    </style:style>
    <style:style style:name="P38" style:family="paragraph" style:parent-style-name="Text_20_body" style:list-style-name="L7">
      <style:text-properties officeooo:rsid="04c07af7" officeooo:paragraph-rsid="04c07af7"/>
    </style:style>
    <style:style style:name="P39" style:family="paragraph" style:parent-style-name="Text_20_body">
      <style:text-properties officeooo:rsid="04c0e6cb" officeooo:paragraph-rsid="04c0e6cb"/>
    </style:style>
    <style:style style:name="P40" style:family="paragraph" style:parent-style-name="Text_20_body">
      <style:paragraph-properties fo:text-align="center" style:justify-single-word="false"/>
      <style:text-properties officeooo:rsid="04c0e6cb" officeooo:paragraph-rsid="04c0e6cb"/>
    </style:style>
    <style:style style:name="P41" style:family="paragraph" style:parent-style-name="Text_20_body">
      <style:paragraph-properties fo:text-align="center" style:justify-single-word="false"/>
      <style:text-properties officeooo:rsid="04c5cba0" officeooo:paragraph-rsid="04c5cba0"/>
    </style:style>
    <style:style style:name="P42" style:family="paragraph" style:parent-style-name="Text_20_body">
      <style:paragraph-properties fo:text-align="justify" style:justify-single-word="false"/>
      <style:text-properties officeooo:rsid="04c5cba0" officeooo:paragraph-rsid="04c5cba0"/>
    </style:style>
    <style:style style:name="P43" style:family="paragraph" style:parent-style-name="Text_20_body">
      <style:paragraph-properties fo:text-align="center" style:justify-single-word="false"/>
      <style:text-properties officeooo:rsid="04caaa86" officeooo:paragraph-rsid="04caaa86"/>
    </style:style>
    <style:style style:name="P44" style:family="paragraph" style:parent-style-name="Text_20_body">
      <style:paragraph-properties fo:text-align="justify" style:justify-single-word="false" fo:break-before="page"/>
      <style:text-properties officeooo:rsid="04caaa86" officeooo:paragraph-rsid="04caaa86"/>
    </style:style>
    <style:style style:name="P45" style:family="paragraph">
      <style:paragraph-properties fo:text-align="center"/>
    </style:style>
    <style:style style:name="P46" style:family="paragraph">
      <loext:graphic-properties draw:fill-color="#eeeeee"/>
      <style:paragraph-properties fo:text-align="center"/>
    </style:style>
    <style:style style:name="T1" style:family="text">
      <style:text-properties officeooo:rsid="0198ad51"/>
    </style:style>
    <style:style style:name="T2" style:family="text">
      <style:text-properties officeooo:rsid="0199ab61"/>
    </style:style>
    <style:style style:name="T3" style:family="text">
      <style:text-properties style:use-window-font-color="true" style:font-name="Liberation Sans" fo:font-size="12pt" officeooo:rsid="00167b75" style:font-size-asian="12pt" style:font-size-complex="12pt"/>
    </style:style>
    <style:style style:name="T4" style:family="text">
      <style:text-properties officeooo:rsid="02b63253"/>
    </style:style>
    <style:style style:name="T5" style:family="text">
      <style:text-properties officeooo:rsid="042d31cb"/>
    </style:style>
    <style:style style:name="T6" style:family="text">
      <style:text-properties officeooo:rsid="04a1f18c"/>
    </style:style>
    <style:style style:name="T7" style:family="text">
      <style:text-properties officeooo:rsid="04a378ff"/>
    </style:style>
    <style:style style:name="T8" style:family="text">
      <style:text-properties officeooo:rsid="04a524ca"/>
    </style:style>
    <style:style style:name="T9" style:family="text">
      <style:text-properties officeooo:rsid="04a6c64e"/>
    </style:style>
    <style:style style:name="T10" style:family="text">
      <style:text-properties officeooo:rsid="04a7eeaa"/>
    </style:style>
    <style:style style:name="T11" style:family="text">
      <style:text-properties officeooo:rsid="04a86369"/>
    </style:style>
    <style:style style:name="T12" style:family="text">
      <style:text-properties officeooo:rsid="04b0863b"/>
    </style:style>
    <style:style style:name="T13" style:family="text">
      <style:text-properties officeooo:rsid="04b74a13"/>
    </style:style>
    <style:style style:name="T14" style:family="text">
      <style:text-properties officeooo:rsid="04b98f45"/>
    </style:style>
    <style:style style:name="Sect1" style:family="section">
      <style:section-properties fo:background-color="#bce4e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7da7d8" draw:fill-color="#eeeeee" draw:textarea-horizontal-align="justify" draw:textarea-vertical-align="middle" draw:auto-grow-height="false" fo:min-height="1.531cm" fo:min-width="2.847cm" style:run-through="foreground" style:wrap="run-through" style:number-wrapped-paragraphs="no-limit" style:vertical-pos="from-top" style:vertical-rel="paragraph" style:horizontal-pos="from-left" style:horizontal-rel="paragraph"/>
    </style:style>
    <style:style style:name="gr2" style:family="graphic">
      <style:graphic-properties svg:stroke-color="#f37b70" draw:marker-start="Extrémités_20_de_20_flèche_20_10"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3" style:family="graphic">
      <style:graphic-properties svg:stroke-color="#f37b70" draw:marker-start="Extrémités_20_de_20_flèche_20_8" draw:marker-end="Extrémités_20_de_20_flèche_20_8"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4" style:family="graphic">
      <style:graphic-properties svg:stroke-color="#f37b70" draw:marker-start="Extrémités_20_de_20_flèche_20_8" draw:marker-end="Extrémités_20_de_20_flèche_20_9"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 style:family="graphic">
      <style:graphic-properties svg:stroke-color="#f37b70" draw:marker-start="Extrémités_20_de_20_flèche_20_8"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6" style:family="graphic">
      <style:graphic-properties svg:stroke-color="#f37b70" draw:marker-start="" draw:marker-end="" draw:fill-color="#eeeeee"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Gestion d’un port</text:p>
      <text:p text:style-name="Subtitle">Projet d’Info030<text:span text:style-name="T6">3</text:span> – 2018/2019</text:p>
      <text:p text:style-name="Text_20_body"/>
      <text:p text:style-name="P4"/>
      <table:table table:name="Tableau1" table:style-name="Tableau1">
        <table:table-column table:style-name="Tableau1.A"/>
        <table:table-column table:style-name="Tableau1.B"/>
        <table:table-row>
          <table:table-cell table:style-name="Tableau1.A1" office:value-type="string">
            <text:p text:style-name="Subtitle">Raphaël FRANTZ </text:p>
          </table:table-cell>
          <table:table-cell table:style-name="Tableau1.A1" office:value-type="string">
            <text:p text:style-name="Subtitle"><text:s/>Juliete HALAL ROSSIE</text:p>
          </table:table-cell>
        </table:table-row>
        <table:table-row>
          <table:table-cell table:style-name="Tableau1.A1" table:number-columns-spanned="2" office:value-type="string">
            <text:p text:style-name="P15">Groupe S3F3a - 2<text:span text:style-name="T6">1</text:span>/<text:span text:style-name="T6">12</text:span>/2018</text:p>
          </table:table-cell>
          <table:covered-table-cell/>
        </table:table-row>
      </table:table>
      <text:p text:style-name="P5"/>
      <text:p text:style-name="P5"/>
      <text:p text:style-name="P5"/>
      <text:p text:style-name="P5"/>
      <text:p text:style-name="P5"/>
      <text:p text:style-name="P5"/>
      <text:p text:style-name="P6"/>
      <table:table table:name="Tableau2" table:style-name="Tableau2">
        <table:table-column table:style-name="Tableau2.A"/>
        <table:table-column table:style-name="Tableau2.B"/>
        <table:table-row>
          <table:table-cell table:style-name="Tableau2.A1" table:number-columns-spanned="2" office:value-type="string">
            <text:p text:style-name="P16">Intervenants :</text:p>
          </table:table-cell>
          <table:covered-table-cell/>
        </table:table-row>
        <table:table-row>
          <table:table-cell table:style-name="Tableau2.A1" office:value-type="string">
            <text:p text:style-name="P27">François ALIN</text:p>
          </table:table-cell>
          <table:table-cell table:style-name="Tableau2.A1" office:value-type="string">
            <text:p text:style-name="P17"><text:s/><text:span text:style-name="T6">Cyril RABAT</text:span></text:p>
          </table:table-cell>
        </table:table-row>
      </table:table>
      <text:p text:style-name="P3"/>
      <text:p text:style-name="P19"><text:bookmark-start text:name="__RefHeading___Toc775_376708732"/>Résumé :<text:bookmark-end text:name="__RefHeading___Toc775_376708732"/></text:p>
      <text:p text:style-name="P10">Le but de ce projet est de créer une <text:span text:style-name="T7">une application complète</text:span> pour gérer un <text:span text:style-name="T8">port</text:span>.</text:p>
      <text:p text:style-name="P10">La gestion de ce <text:span text:style-name="T9">port</text:span> va inclure la gestion des location<text:span text:style-name="T1">s</text:span> des différents emplacement<text:span text:style-name="T4">s disponibles, et la gestion d’une application web qui permet à l’utilisateur de naviguer le site web et aux gestionnaires de port et à l’administrateur de gérer le port.</text:span></text:p>
      <text:p text:style-name="P12">Un<text:span text:style-name="T4">e</text:span> analyse sera nécessaire pour déterminer les différents besoins de ce <text:span text:style-name="T9">port</text:span> et trouver les meilleur<text:span text:style-name="T4">e</text:span>s solutions.</text:p>
      <text:p text:style-name="P11"/>
      <text:p text:style-name="P13"><text:bookmark-start text:name="__RefHeading___Toc777_376708732"/>Abstract :<text:bookmark-end text:name="__RefHeading___Toc777_376708732"/></text:p>
      <text:p text:style-name="P8">This project aims to create a <text:span text:style-name="T9">complete application</text:span> to help manage a <text:span text:style-name="T9">port</text:span>.</text:p>
      <text:p text:style-name="P9">The manegement of a <text:span text:style-name="T9">port</text:span> include<text:span text:style-name="T1">s</text:span> managing the rent of several location<text:span text:style-name="T1">s that are available to the custumor, and managing the web application that allows the customor to navigate the website and the port managers and administrator to oversee the port</text:span></text:p>
      <text:p text:style-name="P9">An analasys will be necessary to determine the diffrent needs for this camping site and find<text:span text:style-name="T2"> </text:span>adequate solutions.</text:p>
      <text:p text:style-name="P18"><text:bookmark-start text:name="__RefHeading___Toc779_376708732"/><text:bookmark-end text:name="__RefHeading___Toc779_376708732"/></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Table des matières</text:p>
          </text:index-title>
          <text:p text:style-name="P20"><text:a xlink:type="simple" xlink:href="#__RefHeading___Toc5814_2372912727" text:style-name="Index_20_Link" text:visited-style-name="Index_20_Link">Remerciements :<text:tab/>4</text:a></text:p>
          <text:p text:style-name="P20"><text:a xlink:type="simple" xlink:href="#__RefHeading___Toc6622_3189723919" text:style-name="Index_20_Link" text:visited-style-name="Index_20_Link">Introduction :<text:tab/>5</text:a></text:p>
          <text:p text:style-name="P28"><text:a xlink:type="simple" xlink:href="#__RefHeading___Toc6849_3189723919" text:style-name="Index_20_Link" text:visited-style-name="Index_20_Link">Présentation des besoins de l’application :<text:tab/>5</text:a></text:p>
          <text:p text:style-name="P28"><text:a xlink:type="simple" xlink:href="#__RefHeading___Toc6899_3189723919" text:style-name="Index_20_Link" text:visited-style-name="Index_20_Link">Déroulement type :<text:tab/>5</text:a></text:p>
          <text:p text:style-name="P20"><text:a xlink:type="simple" xlink:href="#__RefHeading___Toc6799_3189723919" text:style-name="Index_20_Link" text:visited-style-name="Index_20_Link">Structure du site :<text:tab/>6</text:a></text:p>
          <text:p text:style-name="P28"><text:a xlink:type="simple" xlink:href="#__RefHeading___Toc6949_3189723919" text:style-name="Index_20_Link" text:visited-style-name="Index_20_Link">Diagrammes d’utilisation :<text:tab/>6</text:a></text:p>
          <text:p text:style-name="P20"><text:a xlink:type="simple" xlink:href="#__RefHeading___Toc16971_3342187762" text:style-name="Index_20_Link" text:visited-style-name="Index_20_Link">Webographie :<text:tab/>7</text:a></text:p>
        </text:index-body>
      </text:table-of-content>
      <text:p text:style-name="P7"/>
      <text:h text:style-name="P23" text:outline-level="1"/>
      <text:h text:style-name="P21" text:outline-level="1"><text:bookmark-start text:name="__RefHeading___Toc5814_2372912727"/>Remerciements :<text:bookmark-end text:name="__RefHeading___Toc5814_2372912727"/></text:h>
      <text:p text:style-name="P14"/>
      <text:p text:style-name="Text_20_body">Nous souhaitons avant tout remercier nos intervenants de la matière info030<text:span text:style-name="T11">3</text:span> pour le temps qu’ils nous ont consacré et les connaissances qu’ils nous ont fourni<text:span text:style-name="T5">t</text:span>, et qui étaient nécessaires à la réalisation de ce projet. <text:span text:style-name="T11">On les remercie également </text:span>pour <text:span text:style-name="T11">leurs</text:span> disponibilité, <text:span text:style-name="T11">leurs</text:span> patience, et <text:span text:style-name="T11">leurs</text:span> conseils tout au long du semestre.</text:p>
      <text:p text:style-name="P30"/>
      <text:h text:style-name="P24" text:outline-level="1"><text:bookmark-start text:name="__RefHeading___Toc6622_3189723919"/>Introduction :<text:bookmark-end text:name="__RefHeading___Toc6622_3189723919"/></text:h>
      <text:p text:style-name="Text_20_body"><text:bookmark-start text:name="__RefHeading___Toc6795_3189723919"/>Dans le cadre de la matière Technologies Web 2 – info0303, il nous a était demandé de réaliser une application web complète permettant à des propriétaires de gérer leurs bateaux et à des gestionnaires de port de gérer leur port.<text:bookmark-end text:name="__RefHeading___Toc6795_3189723919"/></text:p>
      <text:p text:style-name="Text_20_body"><text:bookmark-start text:name="__RefHeading___Toc6797_3189723919"/>Pour cela nous avons <text:span text:style-name="T12">avons travaillé avec la framework Laravel, qui est une framework php. Il y a plusieurs avantages à l’utilisation d’une framework dont s’assurer que l’application construite est mieux structuré et mieux sécurisé. Donc on peut se concentrer sur les besoins spécifiques du client au lieux de construire l’application en partant de zéro.</text:span><text:bookmark-end text:name="__RefHeading___Toc6797_3189723919"/></text:p>
      <text:p text:style-name="P32">Un framework est basé sur la structure MVC : mdèle, view, controller. Donc l’application sera divisé en trois parties distinctes en plus du routeur.</text:p>
      <text:h text:style-name="Heading_20_2" text:outline-level="2"><text:bookmark-start text:name="__RefHeading___Toc6849_3189723919"/>Présentation des besoins de l’application :<text:bookmark-end text:name="__RefHeading___Toc6849_3189723919"/></text:h>
      <text:p text:style-name="P34">Coté port :</text:p>
      <text:p text:style-name="P33">Un port est un abri aménagé contenant des emplacements de tailles différente et pouvant recevoir des bateaux. <text:span text:style-name="T13">Son service est donc de proposer à ces clients des emplacements à un certain tarif. Les tarifs varient selon la taille des emplacements. Le port a des gestionnaires de port qui peuvent éditer les places du port et voir les bateaux stationnés, ainsi que l’ensemble des réservations. Il peuvent également lister les demandes de réservation et les valider en leur attribuant une place libre ou les refuser.</text:span></text:p>
      <text:p text:style-name="P34">Coté client :</text:p>
      <text:p text:style-name="P35">Un client est un utilisateur qui est connecté sur l’application. <text:span text:style-name="T14">Il peut lister ses bateaux sur son profile et demander une place pour chaque bateau. Un client peux louer une place à l’année (résidant) ou pour une période précise (visiteur). Un bateau peut avoir plusieurs propriétaire et chacun d’entre eux peuvent y ajouter des opérations de maintenance.</text:span></text:p>
      <text:h text:style-name="Heading_20_2" text:outline-level="2"><text:bookmark-start text:name="__RefHeading___Toc6899_3189723919"/>Déroulement type :<text:bookmark-end text:name="__RefHeading___Toc6899_3189723919"/></text:h>
      <text:list xml:id="list2773362424" text:style-name="L7">
        <text:list-item>
          <text:p text:style-name="P36">Un internaute navigue le site</text:p>
        </text:list-item>
        <text:list-item>
          <text:p text:style-name="P36">Il crée un compte</text:p>
        </text:list-item>
        <text:list-item>
          <text:p text:style-name="P36">Il liste ses bateaux</text:p>
        </text:list-item>
        <text:list-item>
          <text:p text:style-name="P36">Il demande la réservation de n place(s)</text:p>
        </text:list-item>
        <text:list-item>
          <text:p text:style-name="P37">Le gestionnaire de port accepte ou refuse sa demander</text:p>
        </text:list-item>
        <text:list-item>
          <text:p text:style-name="P37">Si la demande est accepté l’utilisateur peut stationner son bateau</text:p>
        </text:list-item>
        <text:list-item>
          <text:p text:style-name="P38">Il peut y rajouter des opérations de maintenance</text:p>
        </text:list-item>
      </text:list>
      <text:h text:style-name="P25" text:outline-level="1"><text:bookmark-start text:name="__RefHeading___Toc6799_3189723919"/>Structure du site :<text:bookmark-end text:name="__RefHeading___Toc6799_3189723919"/></text:h>
      <text:h text:style-name="Heading_20_2" text:outline-level="2"><text:bookmark-start text:name="__RefHeading___Toc6949_3189723919"/>Diagrammes d’utilisation :<text:bookmark-end text:name="__RefHeading___Toc6949_3189723919"/></text:h>
      <text:p text:style-name="P39">Cas pour un internaute (utilisateur non connecté) :</text:p>
      <text:p text:style-name="P40"><draw:custom-shape text:anchor-type="paragraph" draw:z-index="0" draw:name="Forme1" draw:style-name="gr1" draw:text-style-name="P46" svg:width="3.01cm" svg:height="1.694cm" svg:x="7.019cm" svg:y="1.413cm"><text:p text:style-name="P45">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1" draw:name="Forme1" draw:style-name="gr1" draw:text-style-name="P46" svg:width="3.01cm" svg:height="1.694cm" svg:x="14.095cm" svg:y="4.477cm"><text:p text:style-name="P45">S’inscrir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 draw:name="Forme1" draw:style-name="gr1" draw:text-style-name="P46" svg:width="3.01cm" svg:height="1.694cm" svg:x="10.553cm" svg:y="4.477cm"><text:p text:style-name="P45">Se conne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 draw:name="Forme1" draw:style-name="gr1" draw:text-style-name="P46" svg:width="3.01cm" svg:height="1.694cm" svg:x="6.472cm" svg:y="4.501cm"><text:p text:style-name="P45">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4" draw:name="Forme1" draw:style-name="gr1" draw:text-style-name="P46" svg:width="3.01cm" svg:height="1.694cm" svg:x="2.665cm" svg:y="4.475cm"><text:p text:style-name="P45">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6" draw:name="Forme2" draw:style-name="gr2" draw:text-style-name="P46" svg:x1="6.817cm" svg:y1="2.168cm" svg:x2="1.39cm" svg:y2="4.359cm"><text:p/></draw:line><draw:line text:anchor-type="paragraph" draw:z-index="7" draw:name="Forme4" draw:style-name="gr3" draw:text-style-name="P46" svg:x1="8.087cm" svg:y1="3.373cm" svg:x2="8.087cm" svg:y2="4.502cm"><text:p/></draw:line><draw:line text:anchor-type="paragraph" draw:z-index="8" draw:name="Forme5" draw:style-name="gr3" draw:text-style-name="P46" svg:x1="9.731cm" svg:y1="3.343cm" svg:x2="11.176cm" svg:y2="4.214cm"><text:p/></draw:line><draw:line text:anchor-type="paragraph" draw:z-index="9" draw:name="Forme6" draw:style-name="gr3" draw:text-style-name="P46" svg:x1="10.255cm" svg:y1="2.621cm" svg:x2="15.06cm" svg:y2="4.214cm"><text:p/></draw:line><draw:line text:anchor-type="paragraph" draw:z-index="10" draw:name="Forme3" draw:style-name="gr3" draw:text-style-name="P46" svg:x1="7.018cm" svg:y1="3.223cm" svg:x2="5.6cm" svg:y2="4.359cm"><text:p/></draw:line><draw:line text:anchor-type="paragraph" draw:z-index="11" draw:name="Forme7" draw:style-name="gr4" draw:text-style-name="P46" svg:x1="8.412cm" svg:y1="1.413cm" svg:x2="8.412cm" svg:y2="0.466cm"><text:p/></draw:line><draw:line text:anchor-type="paragraph" draw:z-index="12" draw:name="Forme8" draw:style-name="gr5" draw:text-style-name="P46" svg:x1="12.645cm" svg:y1="6.657cm" svg:x2="13.841cm" svg:y2="7.927cm"><text:p/></draw:line><draw:line text:anchor-type="paragraph" draw:z-index="13" draw:name="Forme9" draw:style-name="gr5" draw:text-style-name="P46" svg:x1="15.01cm" svg:y1="6.636cm" svg:x2="13.841cm" svg:y2="7.927cm"><text:p/></draw:line><draw:line text:anchor-type="paragraph" draw:z-index="14" draw:name="Forme10" draw:style-name="gr5" draw:text-style-name="P46" svg:x1="0.492cm" svg:y1="6.731cm" svg:x2="0.492cm" svg:y2="9.121cm"><text:p/></draw:line><draw:line text:anchor-type="paragraph" draw:z-index="15" draw:name="Forme11" draw:style-name="gr5" draw:text-style-name="P46" svg:x1="4.105cm" svg:y1="6.78cm" svg:x2="4.105cm" svg:y2="8.35cm"><text:p/></draw:line><draw:line text:anchor-type="paragraph" draw:z-index="16" draw:name="Forme12" draw:style-name="gr5" draw:text-style-name="P46" svg:x1="8.013cm" svg:y1="6.93cm" svg:x2="8.038cm" svg:y2="7.801cm"><text:p/></draw:line><draw:line text:anchor-type="paragraph" draw:z-index="17" draw:name="Forme14" draw:style-name="gr6" draw:text-style-name="P46" svg:x1="4.105cm" svg:y1="8.347cm" svg:x2="13.866cm" svg:y2="8.351cm"><text:p/></draw:line><draw:line text:anchor-type="paragraph" draw:z-index="18" draw:name="Forme15" draw:style-name="gr6" draw:text-style-name="P46" svg:x1="0.492cm" svg:y1="9.121cm" svg:x2="13.815cm" svg:y2="9.276cm"><text:p/></draw:line><draw:line text:anchor-type="paragraph" draw:z-index="19" draw:name="Forme16" draw:style-name="gr6" draw:text-style-name="P46" svg:x1="13.814cm" svg:y1="7.948cm" svg:x2="13.788cm" svg:y2="9.276cm"><text:p/></draw:line><draw:custom-shape text:anchor-type="paragraph" draw:z-index="5" draw:name="Forme1" draw:style-name="gr1" draw:text-style-name="P46" svg:width="3.01cm" svg:height="1.694cm" svg:x="-0.968cm" svg:y="4.501cm"><text:p text:style-name="P45">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name="Forme13" draw:style-name="gr6" draw:text-style-name="P46" svg:x1="8.013cm" svg:y1="7.781cm" svg:x2="13.816cm" svg:y2="7.802cm"><text:p/></draw:line>localhost</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2">Cas pour un utilisateur connecté :</text:p>
      <text:p text:style-name="P41"><draw:line text:anchor-type="paragraph" draw:z-index="21" draw:name="Forme7" draw:style-name="gr4" draw:text-style-name="P46" svg:x1="8.511cm" svg:y1="1.466cm" svg:x2="8.511cm" svg:y2="0.519cm"><text:p/></draw:line><draw:custom-shape text:anchor-type="paragraph" draw:z-index="22" draw:name="Forme1" draw:style-name="gr1" draw:text-style-name="P46" svg:width="3.01cm" svg:height="1.694cm" svg:x="7.019cm" svg:y="1.51cm"><text:p text:style-name="P45">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3" draw:name="Forme1" draw:style-name="gr1" draw:text-style-name="P46" svg:width="3.01cm" svg:height="1.694cm" svg:x="-1.067cm" svg:y="4.627cm"><text:p text:style-name="P45">Liste des place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4" draw:name="Forme1" draw:style-name="gr1" draw:text-style-name="P46" svg:width="3.01cm" svg:height="1.694cm" svg:x="2.815cm" svg:y="4.6cm"><text:p text:style-name="P45">Plus sur nous</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5" draw:name="Forme1" draw:style-name="gr1" draw:text-style-name="P46" svg:width="3.01cm" svg:height="1.694cm" svg:x="6.944cm" svg:y="4.602cm"><text:p text:style-name="P45">Nous contacter</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6" draw:name="Forme1" draw:style-name="gr1" draw:text-style-name="P46" svg:width="3.01cm" svg:height="1.694cm" svg:x="14.439cm" svg:y="4.477cm"><text:p text:style-name="P45">Déconnexio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27" draw:name="Forme1" draw:style-name="gr1" draw:text-style-name="P46" svg:width="3.01cm" svg:height="1.694cm" svg:x="10.679cm" svg:y="4.549cm"><text:p text:style-name="P45">Profile</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8" draw:name="Forme2" draw:style-name="gr2" draw:text-style-name="P46" svg:x1="6.568cm" svg:y1="2.15cm" svg:x2="1.141cm" svg:y2="4.341cm"><text:p/></draw:line><draw:line text:anchor-type="paragraph" draw:z-index="29" draw:name="Forme3" draw:style-name="gr3" draw:text-style-name="P46" svg:x1="6.918cm" svg:y1="3.205cm" svg:x2="5.5cm" svg:y2="4.341cm"><text:p/></draw:line><draw:line text:anchor-type="paragraph" draw:z-index="30" draw:name="Forme4" draw:style-name="gr3" draw:text-style-name="P46" svg:x1="8.387cm" svg:y1="3.203cm" svg:x2="8.387cm" svg:y2="4.332cm"><text:p/></draw:line><draw:line text:anchor-type="paragraph" draw:z-index="31" draw:name="Forme5" draw:style-name="gr3" draw:text-style-name="P46" svg:x1="10.303cm" svg:y1="3.186cm" svg:x2="11.748cm" svg:y2="4.057cm"><text:p/></draw:line><draw:line text:anchor-type="paragraph" draw:z-index="32" draw:name="Forme6" draw:style-name="gr3" draw:text-style-name="P46" svg:x1="10.479cm" svg:y1="2.464cm" svg:x2="15.284cm" svg:y2="4.057cm"><text:p/></draw:line><draw:line text:anchor-type="paragraph" draw:z-index="33" draw:name="Forme8" draw:style-name="gr5" draw:text-style-name="P46" svg:x1="12.919cm" svg:y1="6.362cm" svg:x2="14.115cm" svg:y2="7.632cm"><text:p/></draw:line><draw:line text:anchor-type="paragraph" draw:z-index="34" draw:name="Forme9" draw:style-name="gr5" draw:text-style-name="P46" svg:x1="15.284cm" svg:y1="6.362cm" svg:x2="14.115cm" svg:y2="7.653cm"><text:p/></draw:line><draw:line text:anchor-type="paragraph" draw:z-index="35" draw:name="Forme13" draw:style-name="gr6" draw:text-style-name="P46" svg:x1="8.311cm" svg:y1="7.654cm" svg:x2="14.114cm" svg:y2="7.675cm"><text:p/></draw:line><draw:line text:anchor-type="paragraph" draw:z-index="36" draw:name="Forme12" draw:style-name="gr5" draw:text-style-name="P46" svg:x1="8.311cm" svg:y1="6.782cm" svg:x2="8.336cm" svg:y2="7.653cm"><text:p/></draw:line><draw:line text:anchor-type="paragraph" draw:z-index="37" draw:name="Forme16" draw:style-name="gr6" draw:text-style-name="P46" svg:x1="14.141cm" svg:y1="7.472cm" svg:x2="14.115cm" svg:y2="8.8cm"><text:p/></draw:line><draw:line text:anchor-type="paragraph" draw:z-index="38" draw:name="Forme14" draw:style-name="gr6" draw:text-style-name="P46" svg:x1="4.353cm" svg:y1="8.146cm" svg:x2="14.114cm" svg:y2="8.15cm"><text:p/></draw:line><draw:line text:anchor-type="paragraph" draw:z-index="39" draw:name="Forme15" draw:style-name="gr6" draw:text-style-name="P46" svg:x1="0.792cm" svg:y1="8.645cm" svg:x2="14.115cm" svg:y2="8.8cm"><text:p/></draw:line><draw:line text:anchor-type="paragraph" draw:z-index="40" draw:name="Forme10" draw:style-name="gr5" draw:text-style-name="P46" svg:x1="0.792cm" svg:y1="6.32cm" svg:x2="0.792cm" svg:y2="8.71cm"><text:p/></draw:line><draw:line text:anchor-type="paragraph" draw:z-index="41" draw:name="Forme11" draw:style-name="gr5" draw:text-style-name="P46" svg:x1="4.353cm" svg:y1="6.579cm" svg:x2="4.353cm" svg:y2="8.149cm"><text:p/></draw:line>localhost</text:p>
      <text:p text:style-name="P44">Cas d’un gestionnaire de port :</text:p>
      <text:p text:style-name="P43"><draw:custom-shape text:anchor-type="paragraph" draw:z-index="42" draw:name="Forme1" draw:style-name="gr1" draw:text-style-name="P46" svg:width="3.01cm" svg:height="1.694cm" svg:x="6.944cm" svg:y="1.372cm"><text:p text:style-name="P45">Page d’accueil</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43" draw:name="Forme7" draw:style-name="gr4" draw:text-style-name="P46" svg:x1="8.562cm" svg:y1="1.372cm" svg:x2="8.562cm" svg:y2="0.425cm"><text:p/></draw:line>localhost</text:p>
      <text:h text:style-name="P22" text:outline-level="1"><text:bookmark-start text:name="__RefHeading___Toc16971_3342187762"/>Webographie :<text:bookmark-end text:name="__RefHeading___Toc16971_3342187762"/></text:h>
      <text:p text:style-name="P31">Toutes les images dans l’application sont soit libres de droit soit faites par nous même avec Photoshop. Les lien des sites ou on a obtenu nos images :</text:p>
      <text:list xml:id="list2484053098" text:style-name="L6">
        <text:list-item>
          <text:p text:style-name="P29"><text:a xlink:type="simple" xlink:href="https://www.pexels.com/search/port/" text:style-name="Internet_20_link" text:visited-style-name="Visited_20_Internet_20_Link">https://www.pexels.com/search/port/</text:a><text:span text:style-name="T3"> </text:span></text:p>
        </text:list-item>
        <text:list-item>
          <text:p text:style-name="P29"><text:a xlink:type="simple" xlink:href="https://icones8.fr/icon/12778/image" text:style-name="Internet_20_link" text:visited-style-name="Visited_20_Internet_20_Link">https://icones8.fr/icon/12778/image</text:a><text:span text:style-name="T3"> </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1" svg:font-family="Consolas, 'Liberation Mono', Menlo, Courier, monospace"/>
    <style:font-face style:name="sans-serif" svg:font-family="sans-serif"/>
    <style:font-face style:name="Arial1" svg:font-family="Arial" style:font-family-generic="swiss"/>
    <style:font-face style:name="Consolas2" svg:font-family="Consolas" style:font-family-generic="modern" style:font-pitch="fixed"/>
    <style:font-face style:name="Consolas" svg:font-family="Consolas, 'Liberation Sans'" style:font-family-generic="modern" style:font-pitch="fixed"/>
    <style:font-face style:name="Consolas3" svg:font-family="Consolas, 'Liberation Serif'" style:font-family-generic="modern" style:font-pitch="fixed"/>
    <style:font-face style:name="Consolas4" svg:font-family="Consolas, 'Liberation sans'"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NSimSun" svg:font-family="NSimSun" style:font-family-generic="modern" style:font-pitch="fixed"/>
    <style:font-face style:name="consolas" svg:font-family="consolas, 'Liberation Serif'"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Extrémités_20_de_20_flèche_20_10" draw:display-name="Extrémités de flèche 10" svg:viewBox="0 0 20 30" svg:d="M10 0l-10 30h20z"/>
    <draw:marker draw:name="Extrémités_20_de_20_flèche_20_8" draw:display-name="Extrémités de flèche 8" svg:viewBox="0 0 1013 1130" svg:d="M1009 1050l-449-1008-22-30-29-12-34 12-21 26-449 1012-5 13v8l5 21 12 21 17 13 21 4h903l21-4 21-13 9-21 4-21v-8z"/>
    <draw:marker draw:name="Extrémités_20_de_20_flèche_20_9" draw:display-name="Extrémités de flèche 9"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cm" fo:margin-bottom="0.247cm" loext:contextual-spacing="false" fo:line-height="115%" fo:text-align="justify" style:justify-single-word="false" fo:background-color="transparent"/>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master-page-name="">
      <loext:graphic-properties draw:fill="none" draw:fill-color="#729fcf"/>
      <style:paragraph-properties fo:margin-top="9.999cm" fo:margin-bottom="0.21cm" loext:contextual-spacing="false" fo:text-align="center" style:justify-single-word="false" style:page-number="auto" fo:background-color="transparent" style:shadow="none"/>
      <style:text-properties fo:color="#540048" fo:font-size="32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color="#565656"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6cm" fo:margin-bottom="0.21cm" loext:contextual-spacing="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6cm" fo:margin-bottom="0.21cm" loext:contextual-spacing="false"/>
      <style:text-properties fo:font-size="15.8000001907349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93384" officeooo:paragraph-rsid="00193384"/>
    </style:style>
    <style:style style:name="MP2" style:family="paragraph" style:parent-style-name="Footer">
      <style:text-properties officeooo:rsid="00133c75" officeooo:paragraph-rsid="00133c75"/>
    </style:style>
    <style:style style:name="MT1" style:family="text">
      <style:text-properties officeooo:rsid="04a7eea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order-top="none" fo:border-bottom="0.99pt solid #000000" fo:border-left="none" fo:border-right="none" fo:padding="0.049cm" style:shadow="none" fo:background-color="transparent" style:dynamic-spacing="false" draw:fill="none" draw:fill-color="#729fcf"/>
      </style:header-style>
      <style:footer-style>
        <style:header-footer-properties fo:min-height="0.6cm" fo:margin-left="0cm" fo:margin-right="0cm" fo:margin-top="0.499cm" fo:border-top="0.99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0.801cm" fo:margin-bottom="0.801cm" fo:margin-left="0.801cm" fo:margin-right="0.801cm" fo:border="4.76pt solid #bd7cb5" fo:padding="0.049cm" style:shadow="none" fo:background-color="#bee3d3" style:writing-mode="lr-tb" style:layout-grid-color="#c0c0c0" style:layout-grid-lines="20" style:layout-grid-base-height="0.706cm" style:layout-grid-ruby-height="0.353cm" style:layout-grid-mode="none" style:layout-grid-ruby-below="false" style:layout-grid-print="false" style:layout-grid-display="false" draw:fill="solid" draw:fill-color="#bee3d3" draw:opacity="100%"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office:automatic-styles>
  <office:master-styles>
    <style:master-page style:name="Standard" style:page-layout-name="Mpm1">
      <style:header>
        <text:p text:style-name="MP1">R. FRANTZ, J. H. ROSSIE<text:tab/> <text:s/><text:span text:style-name="MT1">Gestion d’un port<text:tab/>2018/2019</text:span></text:p>
      </style:header>
      <style:footer>
        <text:p text:style-name="MP2">URCA – Licence Informatique <text:tab/><text:tab/><text:page-number text:select-page="current">8</text:page-number>/<text:page-count>8</text:page-count></text:p>
      </style:footer>
    </style:master-page>
    <style:master-page style:name="First_20_Page" style:display-name="First Page" style:page-layout-name="Mpm2" style:next-style-name="Standard">
      <style:header>
        <text:p text:style-name="Header"/>
      </style:header>
    </style:master-page>
    <style:master-page style:name="Table_20_de_20_matiere" style:display-name="Table de matiere" style:page-layout-name="Mpm3">
      <style:header>
        <text:p text:style-name="Header"/>
      </style:header>
    </style:master-page>
    <style:master-page style:name="Left_20_Page" style:display-name="Left Page" style:page-layout-name="Mpm4" style:next-style-name="Right_20_Page">
      <style:header>
        <text:p text:style-name="Header"/>
      </style:header>
    </style:master-page>
    <style:master-page style:name="Right_20_Page" style:display-name="Right Page" style:page-layout-name="Mpm5" style:next-style-name="Left_20_Page">
      <style:header>
        <text:p text:style-name="Header"/>
      </style:header>
    </style:master-page>
    <style:master-page style:name="Envelope" style:page-layout-name="Mpm6">
      <style:header>
        <text:p text:style-name="Header"/>
      </style:header>
    </style:master-page>
    <style:master-page style:name="Index" style:page-layout-name="Mpm7">
      <style:header>
        <text:p text:style-name="Header"/>
      </style:header>
    </style:master-page>
    <style:master-page style:name="HTML" style:page-layout-name="Mpm8">
      <style:header>
        <text:p text:style-name="Header"/>
      </style:header>
    </style:master-page>
    <style:master-page style:name="Footnote" style:page-layout-name="Mpm9">
      <style:header>
        <text:p text:style-name="Header"/>
      </style:header>
    </style:master-page>
    <style:master-page style:name="Endnote" style:page-layout-name="Mpm9">
      <style:header>
        <text:p text:style-name="Header"/>
      </style:header>
    </style:master-page>
    <style:master-page style:name="Landscape" style:page-layout-name="Mpm10">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0-29T18:03:41.092000000</meta:creation-date>
    <dc:date>2018-12-20T12:27:37.554000000</dc:date>
    <meta:editing-duration>P1DT14H5M44S</meta:editing-duration>
    <meta:editing-cycles>1160</meta:editing-cycles>
    <meta:generator>LibreOffice/6.0.6.2$Windows_X86_64 LibreOffice_project/0c292870b25a325b5ed35f6b45599d2ea4458e77</meta:generator>
    <meta:document-statistic meta:table-count="2" meta:image-count="0" meta:object-count="0" meta:page-count="8" meta:paragraph-count="57" meta:word-count="665" meta:character-count="4065" meta:non-whitespace-character-count="3454"/>
  </office:meta>
</office:document-meta>
</file>